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>市面上的網路管理工具一大堆，包括了管理協定、Agent<text:s/>和設計等工具，</text:p>
      <text:p text:style-name="PreformattedText">但是這些工具並不能保證在使用網路時得心應手，自己還是得對網路有正確</text:p>
      <text:p text:style-name="PreformattedText">的認知。以下是一些可能使你的網路管理做得足以維護其順利運作的建議：</text:p>
      <text:p text:style-name="PreformattedText"/>
      <text:p text:style-name="PreformattedText">確切知道自己的需求：不管要為網路添購任何東西，一定要花點時間，</text:p>
      <text:p text:style-name="PreformattedText">清楚瞭解自己網路的裡裡外外。很多網路管理者看到螢幕亮麗的圖片和大堆的資</text:p>
      <text:p text:style-name="PreformattedText">訊，就有了滿足感，但網路的運作是否正常？要加什麼硬體或軟體</text:p>
      <text:p text:style-name="PreformattedText">？每一個使用者用網路做些什麼？是否滿意其功能？如果加上</text:p>
      <text:p text:style-name="PreformattedText">了網管，他們是否必須先獲准許？伺服器的反應時間如何？資料輸出入時間快慢</text:p>
      <text:p text:style-name="PreformattedText">的需求如何？對於諸如此類的管理層面的考慮，市面上已有軟體能夠幫助設定</text:p>
      <text:p text:style-name="PreformattedText">網路運作模式；而一旦設定模式之後，將使網路更合邏輯，而使用順暢。當然，</text:p>
      <text:p text:style-name="PreformattedText">如果能夠，最好從長遠使用著眼，備妥將來擴充能量。總之，要像畫一幅地圖</text:p>
      <text:p text:style-name="PreformattedText">一樣，最好把各個管理要項一一詳列。</text:p>
      <text:p text:style-name="PreformattedText"/>
      <text:p text:style-name="PreformattedText">擴大眼界，尋找適當的工具：提供集線器、路由器、橋接器等工具的廠商</text:p>
      <text:p text:style-name="PreformattedText">，常常各有自己的軟體搭配；有些能在很多平台上通用，有些僅限用某一平台，</text:p>
      <text:p text:style-name="PreformattedText">，因此必須弄清楚你的網路適合哪種工具。很多網際間的設備常有特</text:p>
      <text:p text:style-name="PreformattedText">殊的軟體來調節資料流量和調整優先順序；有些設備提供撥接時自動恢復和</text:p>
      <text:p text:style-name="PreformattedText">撥回原處的能力，讓使用者上網不成時，可自動再回到自己網路上。像這種幫助使用</text:p>
      <text:p text:style-name="PreformattedText">者更容易上網路的產品，今後必然會持續上市。所以，耐心尋找適當的工具，是</text:p>
      <text:p text:style-name="PreformattedText">網管必要動作。</text:p>
      <text:p text:style-name="PreformattedText"/>
      <text:p text:style-name="PreformattedText">慎選支援服務者，伴隨你完成你的網管架構：一旦你的<text:s/>WAN<text:s/>開始運作，難</text:p>
      <text:p text:style-name="PreformattedText">免會有很多支援服務公司會找上門來，各顯手段、各逞口舌。此時，一定要慎重</text:p>
      <text:p text:style-name="PreformattedText">選擇，而且也要看看網路的使用者，如何安排任務的優先順序。聲名卓著的</text:p>
      <text:p text:style-name="PreformattedText">服務公司，固然應予以考慮，但是否真是你需要的？</text:p>
      <text:p text:style-name="PreformattedText"/>
      <text:p text:style-name="PreformattedText">期待下一代的網管：主要的網管平台廠商像<text:s/>HP、IBM、Sun<text:s/>都已表示在</text:p>
      <text:p text:style-name="PreformattedText">Client-Server<text:s/>技術上，提供網管最好方案；他們都表示要以多處理器版本，使</text:p>
      <text:p text:style-name="PreformattedText">他們的網管平台可以支援照顧幾千個節點。但是，一定要弄清楚他</text:p>
      <text:p text:style-name="PreformattedText">們是否把方向、支援、頻道計畫等都宣示得很明白，不要僅因為他們的允諾，就忽</text:p>
      <text:p text:style-name="PreformattedText">略了可能隱藏的問題。</text:p>
      <text:p text:style-name="PreformattedText"/>
      <text:p text:style-name="PreformattedText">AJAX，即「Asynchronous JavaScript and XML」，指的是一套綜合了多項</text:p>
      <text:p text:style-name="PreformattedText">技術的瀏覽器端網頁開發技術。傳統的Web應用允許用戶端填寫表單，</text:p>
      <text:p text:style-name="PreformattedText">當送出表單時就向網頁伺服器傳送一個請求。伺服器接收並處理傳來的表單，然後</text:p>
      <text:p text:style-name="PreformattedText">送回一個新的網頁，但這個做法浪費了許多頻寬，因為在前後兩個頁面中的大部分</text:p>
      <text:p text:style-name="PreformattedText">HTML碼往往是相同的。由於每次應用的溝通都需要向伺服器傳送請求，應用的回應</text:p>
      <text:p text:style-name="PreformattedText">時間依賴於伺服器的回應時間。這導致了使用者介面的回應比本機應用慢得多。</text:p>
      <text:p text:style-name="PreformattedText">與此不同，AJAX應用可以僅向伺服器傳送並取回必須的資料，並在用戶端</text:p>
      <text:p text:style-name="PreformattedText">採用JavaScript處理來自伺服器的回應。因為在伺服器和瀏覽器之間交換的資料</text:p>
      <text:p text:style-name="PreformattedText">大量減少，伺服器回應更快了。同時，很多的處理工作可以在發出請求的</text:p>
      <text:p text:style-name="PreformattedText">用戶端機器上完成，因此Web伺服器的負荷也減少了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9-01-07T09:02:00Z</meta:creation-date>
    <dc:date>2019-01-07T09:14:00Z</dc:date>
    <meta:template xlink:href="Normal.dotm" xlink:type="simple"/>
    <meta:editing-cycles>3</meta:editing-cycles>
    <meta:editing-duration>PT420S</meta:editing-duration>
    <meta:document-statistic meta:page-count="1" meta:paragraph-count="2" meta:word-count="189" meta:character-count="1266" meta:row-count="8" meta:non-whitespace-character-count="1079"/>
  </office:meta>
</office:document-meta>
</file>